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1" svg:font-family="'Futura Std Condensed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 Light1" fo:font-size="20pt" fo:language="fr" fo:country="FR" officeooo:rsid="000d57c1" officeooo:paragraph-rsid="000d57c1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Futura Std Condensed Light1" fo:font-size="20pt" fo:language="fr" fo:country="FR" officeooo:rsid="000d57c1" officeooo:paragraph-rsid="000d57c1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Futura Std Condensed Light1" fo:font-size="20pt" fo:language="fr" fo:country="FR" officeooo:rsid="000d57c1" officeooo:paragraph-rsid="000fe463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Futura Std Condensed Light1" fo:font-size="16pt" fo:language="fr" fo:country="FR" officeooo:rsid="000d57c1" officeooo:paragraph-rsid="000d57c1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Futura Std Condensed Light1" fo:font-size="16pt" fo:language="fr" fo:country="FR" officeooo:rsid="000d57c1" officeooo:paragraph-rsid="000fe463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Futura Std Condensed Light1" fo:font-size="16pt" fo:language="fr" fo:country="FR" officeooo:rsid="000f1ee6" officeooo:paragraph-rsid="000f1ee6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Futura Std Condensed Light1" fo:font-size="16pt" fo:language="fr" fo:country="FR" officeooo:rsid="000f1ee6" officeooo:paragraph-rsid="000fe463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Futura Std Condensed" fo:font-size="20pt" fo:language="fr" fo:country="FR" style:text-underline-style="none" officeooo:rsid="000d57c1" officeooo:paragraph-rsid="000d57c1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style:font-name="Futura Std Condensed" fo:font-size="20pt" fo:language="fr" fo:country="FR" style:text-underline-style="none" officeooo:rsid="000d57c1" officeooo:paragraph-rsid="0011c50c" style:font-size-asian="20pt" style:font-size-complex="20pt"/>
    </style:style>
    <style:style style:name="P10" style:family="paragraph" style:parent-style-name="Text_20_body">
      <style:paragraph-properties fo:text-align="center" style:justify-single-word="false"/>
      <style:text-properties style:font-name="Futura Std Condensed" fo:font-size="20pt" fo:language="fr" fo:country="FR" style:text-underline-style="none" fo:font-weight="normal" officeooo:rsid="000d57c1" officeooo:paragraph-rsid="0011c50c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Futura Std Condensed" fo:font-size="20pt" fo:language="fr" fo:country="FR" style:text-underline-style="solid" style:text-underline-width="auto" style:text-underline-color="font-color" officeooo:rsid="000d57c1" officeooo:paragraph-rsid="000d57c1" style:font-size-asian="20pt" style:font-size-complex="20pt"/>
    </style:style>
    <style:style style:name="P12" style:family="paragraph" style:parent-style-name="Standard">
      <style:paragraph-properties fo:text-align="start" style:justify-single-word="false"/>
      <style:text-properties style:font-name="Futura Std Condensed" fo:font-size="20pt" fo:language="fr" fo:country="FR" style:text-underline-style="solid" style:text-underline-width="auto" style:text-underline-color="font-color" officeooo:rsid="000d57c1" officeooo:paragraph-rsid="000fe463" style:font-size-asian="20pt" style:font-size-complex="20pt"/>
    </style:style>
    <style:style style:name="P13" style:family="paragraph" style:parent-style-name="Standard">
      <style:paragraph-properties fo:text-align="center" style:justify-single-word="false"/>
      <style:text-properties style:font-name="Futura Std Condensed" fo:font-size="20pt" fo:language="fr" fo:country="FR" officeooo:rsid="000d57c1" officeooo:paragraph-rsid="000fe463" style:font-size-asian="20pt" style:font-size-complex="20pt"/>
    </style:style>
    <style:style style:name="P14" style:family="paragraph" style:parent-style-name="Text_20_body">
      <loext:graphic-properties draw:fill="none" draw:fill-color="#ffffff"/>
      <style:paragraph-properties fo:margin-top="0cm" fo:margin-bottom="0cm" style:contextual-spacing="false" style:line-height-at-least="0.344cm" fo:text-align="center" style:justify-single-word="false" fo:background-color="transparent"/>
      <style:text-properties style:font-name="Futura Std Condensed" fo:font-size="20pt" style:text-underline-style="none" fo:font-weight="normal" style:font-size-asian="20pt" style:font-weight-asian="normal" style:font-size-complex="20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Futura Std Condensed" fo:font-size="30pt" fo:language="fr" fo:country="FR" officeooo:rsid="000d57c1" officeooo:paragraph-rsid="000d57c1" style:font-size-asian="30pt" style:font-size-complex="30pt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" fo:font-size="16pt" fo:language="fr" fo:country="FR" style:text-underline-style="none" officeooo:rsid="000d57c1" officeooo:paragraph-rsid="000d57c1" style:font-size-asian="14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" fo:font-size="16pt" fo:language="fr" fo:country="FR" style:text-underline-style="none" officeooo:rsid="000d57c1" officeooo:paragraph-rsid="000fe463" style:font-size-asian="14pt" style:font-size-complex="16pt"/>
    </style:style>
    <style:style style:name="P18" style:family="paragraph" style:parent-style-name="Text_20_body">
      <loext:graphic-properties draw:fill="none" draw:fill-color="#ffffff"/>
      <style:paragraph-properties fo:margin-top="0cm" fo:margin-bottom="0cm" style:contextual-spacing="false" fo:line-height="100%" fo:background-color="transparent"/>
      <style:text-properties style:font-name="Futura Std Condensed Light" fo:font-size="16pt" fo:font-weight="normal" style:font-size-asian="16pt" style:font-weight-asian="normal" style:font-size-complex="16pt" style:font-weight-complex="normal"/>
    </style:style>
    <style:style style:name="P19" style:family="paragraph" style:parent-style-name="Text_20_body">
      <loext:graphic-properties draw:fill="none" draw:fill-color="#ffffff"/>
      <style:paragraph-properties fo:margin-top="0cm" fo:margin-bottom="0cm" style:contextual-spacing="false" style:line-height-at-least="0.344cm" fo:background-color="transparent"/>
      <style:text-properties style:font-name="Futura Std Condensed Light" fo:font-size="16pt" fo:font-weight="normal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fr" fo:country="FR" style:text-underline-style="none" officeooo:rsid="000d57c1" officeooo:paragraph-rsid="0011c50c" style:font-size-asian="16pt" style:font-size-complex="16pt"/>
    </style:style>
    <style:style style:name="P21" style:family="paragraph" style:parent-style-name="Text_20_body">
      <loext:graphic-properties draw:fill="none" draw:fill-color="#ffffff"/>
      <style:paragraph-properties fo:margin-top="0cm" fo:margin-bottom="0cm" style:contextual-spacing="false" style:line-height-at-least="0.344cm" fo:background-color="transparent"/>
      <style:text-properties fo:color="#000000" loext:opacity="100%" style:font-name="Futura Std Condensed Light" fo:font-size="16pt" fo:font-weight="normal" officeooo:rsid="0012c478" officeooo:paragraph-rsid="0012c478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c9211e" loext:opacity="100%" style:font-name="Futura Std Condensed Light" fo:font-size="16pt" fo:language="fr" fo:country="FR" style:text-underline-style="none" officeooo:rsid="000d57c1" officeooo:paragraph-rsid="0012c478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fo:color="#c9211e" loext:opacity="100%" style:font-name="Futura Std Condensed Light" fo:font-size="16pt" fo:language="fr" fo:country="FR" style:text-underline-style="none" officeooo:rsid="0012c478" officeooo:paragraph-rsid="0012c478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fo:color="#c9211e" loext:opacity="100%" style:font-name="Futura Std Condensed Light" fo:font-size="16pt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fo:color="#c9211e" loext:opacity="100%" style:font-name="Futura Std Condensed Light" fo:font-size="16pt" officeooo:paragraph-rsid="0012c478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fo:color="#c9211e" loext:opacity="100%" style:font-name="Futura Std Condensed Light" fo:font-size="16pt" officeooo:rsid="001427e5" officeooo:paragraph-rsid="001427e5" style:font-size-asian="16pt" style:font-size-complex="16pt"/>
    </style:style>
    <style:style style:name="P27" style:family="paragraph" style:parent-style-name="Text_20_body">
      <loext:graphic-properties draw:fill="none" draw:fill-color="#ffffff"/>
      <style:paragraph-properties fo:margin-top="0cm" fo:margin-bottom="0cm" style:contextual-spacing="false" style:line-height-at-least="0.344cm" fo:background-color="transparent"/>
      <style:text-properties fo:color="#c9211e" loext:opacity="100%" style:font-name="Futura Std Condensed Light" fo:font-size="16pt" fo:font-weight="normal" officeooo:paragraph-rsid="0012c478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c9211e" loext:opacity="100%" style:font-name="Futura Std Condensed1" fo:font-size="16pt" officeooo:rsid="0012c478" officeooo:paragraph-rsid="0012c478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officeooo:paragraph-rsid="0012c478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officeooo:rsid="0012c478" officeooo:paragraph-rsid="0012c478" style:font-size-asian="16pt" style:font-size-complex="16pt"/>
    </style:style>
    <style:style style:name="P32" style:family="paragraph" style:parent-style-name="Text_20_body">
      <style:paragraph-properties fo:text-align="center" style:justify-single-word="false"/>
      <style:text-properties style:font-name="Futura Std Condensed" fo:font-size="20pt" fo:language="fr" fo:country="FR" style:text-underline-style="none" fo:font-weight="normal" officeooo:rsid="000d57c1" officeooo:paragraph-rsid="00160722" style:font-size-asian="20pt" style:font-weight-asian="normal" style:font-size-complex="20pt" style:font-weight-complex="normal"/>
    </style:style>
    <style:style style:name="P33" style:family="paragraph" style:parent-style-name="Text_20_body">
      <loext:graphic-properties draw:fill="none" draw:fill-color="#ffffff"/>
      <style:paragraph-properties fo:margin-top="0cm" fo:margin-bottom="0cm" style:contextual-spacing="false" fo:line-height="100%" fo:text-align="center" style:justify-single-word="false" fo:background-color="transparent"/>
      <style:text-properties style:font-name="Futura Std Condensed Light" fo:font-size="16pt" style:text-underline-style="none" fo:font-weight="normal" officeooo:paragraph-rsid="00160722" style:font-size-asian="16pt" style:font-weight-asian="normal" style:font-size-complex="16pt" style:font-weight-complex="normal"/>
    </style:style>
    <style:style style:name="P34" style:family="paragraph" style:parent-style-name="Text_20_body">
      <loext:graphic-properties draw:fill="none" draw:fill-color="#ffffff"/>
      <style:paragraph-properties fo:margin-top="0cm" fo:margin-bottom="0cm" style:contextual-spacing="false" fo:line-height="100%" fo:background-color="transparent"/>
      <style:text-properties style:font-name="Futura Std Condensed Light" fo:font-size="16pt" fo:font-weight="normal" officeooo:paragraph-rsid="00160722" style:font-size-asian="16pt" style:font-weight-asian="normal" style:font-size-complex="16pt" style:font-weight-complex="normal"/>
    </style:style>
    <style:style style:name="P35" style:family="paragraph" style:parent-style-name="Text_20_body">
      <loext:graphic-properties draw:fill="none" draw:fill-color="#ffffff"/>
      <style:paragraph-properties fo:margin-top="0cm" fo:margin-bottom="0cm" style:contextual-spacing="false" style:line-height-at-least="0.344cm" fo:background-color="transparent"/>
      <style:text-properties style:font-name="Futura Std Condensed Light" fo:font-size="16pt" officeooo:paragraph-rsid="0012c478" style:font-size-asian="16pt" style:font-size-complex="16pt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weight="normal" style:font-weight-asian="normal" style:font-weight-complex="normal"/>
    </style:style>
    <style:style style:name="T3" style:family="text">
      <style:text-properties fo:color="#c9211e" loext:opacity="100%" fo:font-weight="normal" officeooo:rsid="00160722" style:font-weight-asian="normal" style:font-weight-complex="normal"/>
    </style:style>
    <style:style style:name="T4" style:family="text">
      <style:text-properties fo:color="#c9211e" loext:opacity="100%" officeooo:rsid="000fe463"/>
    </style:style>
    <style:style style:name="T5" style:family="text">
      <style:text-properties fo:color="#c9211e" loext:opacity="100%" officeooo:rsid="0011c50c"/>
    </style:style>
    <style:style style:name="T6" style:family="text">
      <style:text-properties fo:color="#c9211e" loext:opacity="100%" officeooo:rsid="00160722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fe463"/>
    </style:style>
    <style:style style:name="T9" style:family="text">
      <style:text-properties fo:color="#000000" loext:opacity="100%" fo:font-weight="normal" style:font-weight-asian="normal" style:font-weight-complex="normal"/>
    </style:style>
    <style:style style:name="T10" style:family="text">
      <style:text-properties fo:color="#000000" loext:opacity="100%" fo:font-weight="normal" officeooo:rsid="000fe463" style:font-weight-asian="normal" style:font-weight-complex="normal"/>
    </style:style>
    <style:style style:name="T11" style:family="text">
      <style:text-properties fo:color="#000000" loext:opacity="100%" fo:font-weight="normal" officeooo:rsid="000d57c1" style:font-weight-asian="normal" style:font-weight-complex="normal"/>
    </style:style>
    <style:style style:name="T12" style:family="text">
      <style:text-properties fo:color="#000000" loext:opacity="100%" fo:font-weight="normal" officeooo:rsid="00160722" style:font-weight-asian="normal" style:font-weight-complex="normal"/>
    </style:style>
    <style:style style:name="T13" style:family="text">
      <style:text-properties fo:color="#000000" loext:opacity="100%" officeooo:rsid="00160722"/>
    </style:style>
    <style:style style:name="T14" style:family="text">
      <style:text-properties officeooo:rsid="0011c50c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0fe463"/>
    </style:style>
    <style:style style:name="T17" style:family="text">
      <style:text-properties officeooo:rsid="0012c478"/>
    </style:style>
    <style:style style:name="T18" style:family="text">
      <style:text-properties officeooo:rsid="001607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Liste des bruitages et voix nécessaires pour le jeu</text:p>
      <text:p text:style-name="P1"/>
      <text:p text:style-name="P1"/>
      <text:p text:style-name="P8">La Moulue</text:p>
      <text:p text:style-name="P11"/>
      <text:p text:style-name="P16">Walk : <text:span text:style-name="T1">Espadrilles</text:span>.</text:p>
      <text:p text:style-name="P16"/>
      <text:p text:style-name="P16">Idle : Gromellement ou souffle.</text:p>
      <text:p text:style-name="P2"/>
      <text:p text:style-name="P4">Walk backward : <text:span text:style-name="T1">Espadrilles</text:span>.</text:p>
      <text:p text:style-name="P4"/>
      <text:p text:style-name="P4">Jump : <text:span text:style-name="T2">Woosh</text:span> de montée. <text:span text:style-name="T1">Atterrissage</text:span>. <text:span text:style-name="T1">Petit cri/souffle</text:span> de la Moulue.</text:p>
      <text:p text:style-name="P4"/>
      <text:p text:style-name="P4">Down : <text:span text:style-name="T2">Woosh</text:span> de descente. <text:span text:style-name="T1">Petit cri/souffle</text:span> de la Moulue,</text:p>
      <text:p text:style-name="P4"/>
      <text:p text:style-name="P4">Punch : <text:span text:style-name="T2">Woosh</text:span> de rouleau. <text:span text:style-name="T2">Cri</text:span> de la Moulue.</text:p>
      <text:p text:style-name="P4"/>
      <text:p text:style-name="P4">Kick : <text:span text:style-name="T2">Woosh</text:span> de <text:span text:style-name="T8">pied</text:span>. <text:span text:style-name="T2">Cri</text:span> de la Moulue.</text:p>
      <text:p text:style-name="P4"/>
      <text:p text:style-name="P4">Slash : <text:span text:style-name="T2">Woosh</text:span> de rouleau. <text:span text:style-name="T1">« Long »</text:span><text:span text:style-name="T2">Cri</text:span> de la Moulue (façon Bruce Lee).</text:p>
      <text:p text:style-name="P4"/>
      <text:p text:style-name="P4">Parry : <text:span text:style-name="T2">Petit Woosh</text:span> de rouleau. <text:span text:style-name="T1">Cri</text:span> de la Moulue.</text:p>
      <text:p text:style-name="P4"/>
      <text:p text:style-name="P6">Trick : <text:span text:style-name="T1">Woosh</text:span> de rouleau. <text:span text:style-name="T1">Petit </text:span><text:span text:style-name="T4">bruit</text:span> de la Moulue.</text:p>
      <text:p text:style-name="P6"/>
      <text:p text:style-name="P6">Get hit : <text:span text:style-name="T2">Impact</text:span> ventre. <text:span text:style-name="T1">Cri</text:span> de la Moulue.</text:p>
      <text:p text:style-name="P6"/>
      <text:p text:style-name="P6">Insult : <text:span text:style-name="T1">Petit woosh</text:span> rouleau. <text:span text:style-name="T1">Divers mots</text:span> (voir liste) de la Moulue.</text:p>
      <text:p text:style-name="P6"/>
      <text:p text:style-name="P6">K.O. : <text:span text:style-name="T1">Gros impact</text:span> du coup. <text:span text:style-name="T1">Atterrissage</text:span>. <text:span text:style-name="T1">« Son »</text:span> de la Moulue. Rebonds pieds, mains et rouleau.</text:p>
      <text:p text:style-name="P6"/>
      <text:p text:style-name="P6">In : <text:span text:style-name="T1">« Explosion »</text:span>. « Dissipation ». <text:span text:style-name="T1">« </text:span><text:span text:style-name="T6">Mot »</text:span> de la Moulue.</text:p>
      <text:p text:style-name="P6"/>
      <text:p text:style-name="P6">Slap : <text:span text:style-name="T2">Woosh</text:span> de rouleau. <text:span text:style-name="T1">Petit bruit</text:span> de la Moulue.</text:p>
      <text:p text:style-name="P6"/>
      <text:p text:style-name="P13"><text:soft-page-break/><text:span text:style-name="T15">L</text:span><text:span text:style-name="T16">e Couillu</text:span></text:p>
      <text:p text:style-name="P12"/>
      <text:p text:style-name="P17">Walk : <text:span text:style-name="T4">Petit gromellement</text:span>.</text:p>
      <text:p text:style-name="P17"/>
      <text:p text:style-name="P17">Idle : <text:span text:style-name="T2">Gromellement</text:span> <text:span text:style-name="T8">de contentement</text:span>.</text:p>
      <text:p text:style-name="P3"/>
      <text:p text:style-name="P5">Walk backward : <text:span text:style-name="T4">Petit gromellement</text:span>.</text:p>
      <text:p text:style-name="P5"/>
      <text:p text:style-name="P5">Jump : <text:span text:style-name="T2">Woosh</text:span> de montée. <text:span text:style-name="T1">Atterrissage</text:span>. <text:span text:style-name="T1">Petit cri/souffle</text:span> d<text:span text:style-name="T8">u Couillu</text:span>.</text:p>
      <text:p text:style-name="P5"/>
      <text:p text:style-name="P5">Down : <text:span text:style-name="T4">C</text:span><text:span text:style-name="T1">ri/souffle</text:span><text:span text:style-name="T9"> d</text:span><text:span text:style-name="T10">u Couillu.</text:span></text:p>
      <text:p text:style-name="P5"/>
      <text:p text:style-name="P5">Punch : <text:span text:style-name="T2">Woosh</text:span> de <text:span text:style-name="T8">bouteille</text:span>. <text:span text:style-name="T2">Cri</text:span> <text:span text:style-name="T9">d</text:span><text:span text:style-name="T10">u Couillu</text:span>.</text:p>
      <text:p text:style-name="P5"/>
      <text:p text:style-name="P5">Kick : <text:span text:style-name="T2">Woosh</text:span> de <text:span text:style-name="T8">Pied</text:span>. <text:span text:style-name="T2">Cri</text:span> <text:span text:style-name="T9">d</text:span><text:span text:style-name="T10">u Couillu</text:span>.</text:p>
      <text:p text:style-name="P5"/>
      <text:p text:style-name="P5">Slash : <text:span text:style-name="T2">Woosh</text:span> de <text:span text:style-name="T8">bouteille</text:span>. <text:span text:style-name="T1">« Long »</text:span><text:span text:style-name="T2">Cri</text:span> <text:span text:style-name="T9">d</text:span><text:span text:style-name="T10">u Couillu</text:span>.</text:p>
      <text:p text:style-name="P5"/>
      <text:p text:style-name="P5">Parry : <text:span text:style-name="T2">Petit Woosh</text:span> de <text:span text:style-name="T8">bouteille</text:span>. <text:span text:style-name="T1">Cri</text:span> <text:span text:style-name="T9">d</text:span><text:span text:style-name="T10">u Couillu</text:span>.</text:p>
      <text:p text:style-name="P5"/>
      <text:p text:style-name="P7">Trick : <text:span text:style-name="T4">Petit w</text:span><text:span text:style-name="T1">oosh</text:span> <text:span text:style-name="T8">de main et pied</text:span>. <text:span text:style-name="T1">Petit </text:span><text:span text:style-name="T4">bruit</text:span> <text:span text:style-name="T11">d</text:span><text:span text:style-name="T10">u Couillu</text:span>.</text:p>
      <text:p text:style-name="P7"/>
      <text:p text:style-name="P7">Get hit : <text:span text:style-name="T2">Impact</text:span> ventre. <text:span text:style-name="T1">Cri</text:span> <text:span text:style-name="T11">d</text:span><text:span text:style-name="T10">u Couillu</text:span>.</text:p>
      <text:p text:style-name="P7"/>
      <text:p text:style-name="P7">Insult : <text:span text:style-name="T1">Petit woosh</text:span> <text:span text:style-name="T8">main</text:span>. <text:span text:style-name="T1">Divers mots</text:span> (voir liste) <text:span text:style-name="T11">d</text:span><text:span text:style-name="T10">u Couillu</text:span>.</text:p>
      <text:p text:style-name="P7"/>
      <text:p text:style-name="P7">K.O. : <text:span text:style-name="T1">Gros impact</text:span> du coup. <text:span text:style-name="T1">Atterrissage</text:span>. <text:span text:style-name="T1">« Son »</text:span> <text:span text:style-name="T11">d</text:span><text:span text:style-name="T10">u Couillu</text:span>. Rebonds <text:span text:style-name="T14">corps</text:span> et <text:span text:style-name="T8">bouteille</text:span>.</text:p>
      <text:p text:style-name="P7"/>
      <text:p text:style-name="P7">In : <text:span text:style-name="T5">Woosh</text:span><text:span text:style-name="T14"> de descente. </text:span><text:span text:style-name="T5">Atterrissage</text:span>. <text:span text:style-name="T1">« Mot »</text:span> <text:span text:style-name="T11">d</text:span><text:span text:style-name="T10">u Couillu</text:span>.</text:p>
      <text:p text:style-name="P7"/>
      <text:p text:style-name="P7">Slap : <text:span text:style-name="T2">Woosh</text:span> de <text:span text:style-name="T14">main</text:span>. <text:span text:style-name="T1">« </text:span><text:span text:style-name="T5">Mot »</text:span> <text:span text:style-name="T11">d</text:span><text:span text:style-name="T10">u Couillu</text:span>.</text:p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L<text:span text:style-name="T14">iste des insultes</text:span></text:p>
      <text:p text:style-name="P9"/>
      <text:p text:style-name="P20"/>
      <text:p text:style-name="P22">Zob de mouche !</text:p>
      <text:p text:style-name="P30">Pignouf !</text:p>
      <text:p text:style-name="P24"><text:span text:style-name="T17">T</text:span>a mère en tongs !</text:p>
      <text:p text:style-name="P30"><text:span text:style-name="T17">T</text:span>ête de nœud !</text:p>
      <text:p text:style-name="P24">Centriste !</text:p>
      <text:p text:style-name="P30"><text:span text:style-name="T17">P</text:span>rof d'allemand !</text:p>
      <text:p text:style-name="P23">Nicodème !</text:p>
      <text:p text:style-name="P25">C<text:span text:style-name="T17">hiabrena !</text:span></text:p>
      <text:p text:style-name="P25">A<text:span text:style-name="T17">rrière fait de truie ladre !</text:span></text:p>
      <text:p text:style-name="P25">J<text:span text:style-name="T17">ean-Foutre !</text:span></text:p>
      <text:p text:style-name="P25">G<text:span text:style-name="T17">ougniafier ! Gougniafiasse !</text:span></text:p>
      <text:p text:style-name="P29">B<text:span text:style-name="T17">laireau !</text:span></text:p>
      <text:p text:style-name="P28">Pompe à chiasse !</text:p>
      <text:p text:style-name="P31">Tête d’ovaire !</text:p>
      <text:p text:style-name="P26">Paltoquet !</text:p>
      <text:p text:style-name="P26">Fifrelin !</text:p>
      <text:p text:style-name="P26">Argoulet !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Liste des bruitage d'interface</text:p>
      <text:p text:style-name="P18"><text:span text:style-name="T1">Buip</text:span> (montant) de validation.</text:p>
      <text:p text:style-name="P18"><text:span text:style-name="T1">Biup</text:span> (descendant) d'annulation (pas sûr de l'utiliser, ça).</text:p>
      <text:p text:style-name="P18"><text:span text:style-name="T1">Woosh</text:span> d'affichage/désaffichage de fiche perso, écran d'options.</text:p>
      <text:p text:style-name="P18"/>
      <text:p text:style-name="P19"/>
      <text:p text:style-name="P19"/>
      <text:p text:style-name="P32">Liste des <text:span text:style-name="T18">voix</text:span> d'interface</text:p>
      <text:p text:style-name="P34"><text:span text:style-name="T6">J’te préviens, encore une tarte et j’dépose directement une galette ! </text:span><text:span text:style-name="T13">(voix du Couillu)</text:span></text:p>
      <text:p text:style-name="P34"><text:span text:style-name="T6">Appelle ton pingouin et ramasse tes slips : ce soir tu rentres chez ta mère !</text:span> (v<text:span text:style-name="T18">oix de la Moulue</text:span>)</text:p>
      <text:p text:style-name="P34"><text:span text:style-name="T6">Ouvrez le bal !</text:span> (<text:span text:style-name="T18">voix de je ne sais pas qui)</text:span></text:p>
      <text:p text:style-name="P34"><text:span text:style-name="T6">Vas te rhabiller, pignouf ! </text:span>(<text:span text:style-name="T18">voix de je ne sais pas qui)</text:span></text:p>
      <text:p text:style-name="P33"/>
      <text:p text:style-name="P33"/>
      <text:p text:style-name="P33"/>
      <text:p text:style-name="P14">Liste des musiques supplémentaires</text:p>
      <text:p text:style-name="P14"/>
      <text:p text:style-name="P27">Victoire !</text:p>
      <text:p text:style-name="P27"/>
      <text:p text:style-name="P21">Option alternative :</text:p>
      <text:p text:style-name="P35"><text:span text:style-name="T2">Victoire de la Moulue </text:span><text:span text:style-name="T12">et</text:span><text:span text:style-name="T3"> </text:span><text:span text:style-name="T2">Victoire du Couillu</text:span><text:span text:style-name="T7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1" svg:font-family="'Futura Std Condensed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9T20:01:41.808000000</meta:creation-date>
    <dc:date>2022-05-25T19:16:44.661000000</dc:date>
    <meta:editing-duration>PT18M50S</meta:editing-duration>
    <meta:editing-cycles>4</meta:editing-cycles>
    <meta:generator>LibreOffice/7.2.5.2$Windows_X86_64 LibreOffice_project/499f9727c189e6ef3471021d6132d4c694f357e5</meta:generator>
    <meta:document-statistic meta:table-count="0" meta:image-count="0" meta:object-count="0" meta:page-count="4" meta:paragraph-count="64" meta:word-count="448" meta:character-count="2430" meta:non-whitespace-character-count="2046"/>
  </office:meta>
</office:document-meta>
</file>